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1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1.0165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193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8102in"/>
    </style:style>
    <style:style style:name="co9" style:family="table-column">
      <style:table-column-properties fo:break-before="auto" style:column-width="1.1555in"/>
    </style:style>
    <style:style style:name="co10" style:family="table-column">
      <style:table-column-properties fo:break-before="auto" style:column-width="1.4138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 style:data-style-name="N1"/>
    <style:style style:name="ce54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4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22"/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4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rom C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48" office:value-type="string" calcext:value-type="string">
            <text:p>SINGLE SIDED</text:p>
          </table:table-cell>
          <table:table-cell table:style-name="ce49"/>
          <table:table-cell table:number-columns-repeated="3"/>
          <table:table-cell table:style-name="ce48"/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Belt 1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2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400" calcext:value-type="float">
            <text:p>24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3]/25.4" office:value-type="float" office:value="94.488188976378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7]*25.4" office:value-type="float" office:value="2426.589" calcext:value-type="float">
            <text:p>2427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3]-[.B6]" office:value-type="float" office:value="-26.5889999999999" calcext:value-type="float">
            <text:p>-27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7]*25.4" office:value-type="float" office:value="2400.0714" calcext:value-type="float">
            <text:p>2400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3]-[.G6]" office:value-type="float" office:value="-0.0713999999998123" calcext:value-type="float">
            <text:p>-0</text:p>
          </table:table-cell>
          <table:table-cell table:style-name="ce55" office:value-type="string" calcext:value-type="string">
            <text:p>Extra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table:style-name="ce54" office:value-type="float" office:value="95.535" calcext:value-type="float">
            <text:p>95.5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10:.G17])" office:value-type="float" office:value="94.491" calcext:value-type="float">
            <text:p>94.49</text:p>
          </table:table-cell>
          <table:table-cell office:value-type="string" calcext:value-type="string">
            <text:p>in</text:p>
          </table:table-cell>
          <table:table-cell table:number-columns-repeated="2"/>
          <table:table-cell office:value-type="float" office:value="2.5625" calcext:value-type="float">
            <text:p>2.5625</text:p>
          </table:table-cell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table:number-columns-repeated="2"/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ain pulley</text:p>
          </table:table-cell>
          <table:table-cell office:value-type="float" office:value="6.554" calcext:value-type="float">
            <text:p>6.554</text:p>
          </table:table-cell>
          <table:table-cell table:formula="of:=ROUND([.G10]/(8/25.4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.075" calcext:value-type="float">
            <text:p>40.0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otor</text:p>
          </table:table-cell>
          <table:table-cell office:value-type="float" office:value="6.087" calcext:value-type="float">
            <text:p>6.087</text:p>
          </table:table-cell>
          <table:table-cell table:formula="of:=ROUND([.G12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.41" calcext:value-type="float">
            <text:p>28.4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dler</text:p>
          </table:table-cell>
          <table:table-cell office:value-type="float" office:value="1.514" calcext:value-type="float">
            <text:p>1.514</text:p>
          </table:table-cell>
          <table:table-cell table:formula="of:=ROUND([.G14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6"/>
          <table:table-cell table:number-columns-repeated="3"/>
          <table:table-cell office:value-type="float" office:value="3.643" calcext:value-type="float">
            <text:p>3.64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ensioner</text:p>
          </table:table-cell>
          <table:table-cell office:value-type="float" office:value="1.524" calcext:value-type="float">
            <text:p>1.524</text:p>
          </table:table-cell>
          <table:table-cell table:formula="of:=ROUND([.G16]/(8/25.4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.684" calcext:value-type="float">
            <text:p>6.684</text:p>
          </table:table-cell>
          <table:table-cell table:style-name="ce56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56"/>
          <table:table-cell table:number-columns-repeated="3"/>
        </table:table-row>
        <table:table-row table:style-name="ro1">
          <table:table-cell table:style-name="ce50" office:value-type="string" calcext:value-type="string">
            <text:p>DOUBLE SIDED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Belt 3</text:p>
          </table:table-cell>
          <table:table-cell table:style-name="ce49"/>
          <table:table-cell table:number-columns-repeated="3"/>
          <table:table-cell table:style-name="ce48" office:value-type="string" calcext:value-type="string">
            <text:p>Belt 4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8" office:value-type="string" calcext:value-type="string">
            <text:p>Max Size</text:p>
          </table:table-cell>
          <table:table-cell table:style-name="ce51" office:value-type="float" office:value="2800" calcext:value-type="float">
            <text:p>2800</text:p>
          </table:table-cell>
          <table:table-cell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/>
          <table:table-cell table:style-name="ce52" table:formula="of:=[.B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2" table:formula="of:=[.G22]/25.4" office:value-type="float" office:value="110.236220472441" calcext:value-type="float">
            <text:p>110.24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49" table:number-columns-repeated="2"/>
          <table:table-cell table:number-columns-repeated="3"/>
          <table:table-cell table:style-name="ce49" table:number-columns-repeated="2"/>
          <table:table-cell table:number-columns-repeated="4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26]*25.4" office:value-type="float" office:value="2800.756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B22]-[.B25]" office:value-type="float" office:value="-0.756399999999758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 table:style-name="ce50" office:value-type="string" calcext:value-type="string">
            <text:p>Current Size</text:p>
          </table:table-cell>
          <table:table-cell table:style-name="ce53" table:formula="of:=[.G26]*25.4" office:value-type="float" office:value="2800.8834" calcext:value-type="float">
            <text:p>2801</text:p>
          </table:table-cell>
          <table:table-cell table:style-name="ce55" office:value-type="string" calcext:value-type="string">
            <text:p>mm</text:p>
          </table:table-cell>
          <table:table-cell table:style-name="ce57" table:formula="of:=[.G22]-[.G25]" office:value-type="float" office:value="-0.88339999999971" calcext:value-type="float">
            <text:p>-1</text:p>
          </table:table-cell>
          <table:table-cell table:style-name="ce55" office:value-type="string" calcext:value-type="string">
            <text:p>Extra</text:p>
          </table:table-cell>
          <table:table-cell/>
        </table:table-row>
        <table:table-row table:style-name="ro1">
          <table:table-cell/>
          <table:table-cell table:style-name="ce54" table:formula="of:=SUM([.B29:.B38])" office:value-type="float" office:value="110.266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  <table:table-cell table:style-name="ce54" table:formula="of:=SUM([.G29:.G40])" office:value-type="float" office:value="110.271" calcext:value-type="float">
            <text:p>110.27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table:style-name="ce54"/>
          <table:table-cell table:number-columns-repeated="4"/>
          <table:table-cell table:style-name="ce54"/>
          <table:table-cell table:number-columns-repeated="4"/>
        </table:table-row>
        <table:table-row table:style-name="ro1">
          <table:table-cell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  <table:table-cell table:style-name="ce58" office:value-type="string" calcext:value-type="string">
            <text:p>Length</text:p>
          </table:table-cell>
          <table:table-cell table:style-name="ce58" office:value-type="string" calcext:value-type="string">
            <text:p>Tee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ulley</text:p>
          </table:table-cell>
          <table:table-cell office:value-type="float" office:value="2.7" calcext:value-type="float">
            <text:p>2.7</text:p>
          </table:table-cell>
          <table:table-cell table:formula="of:=ROUND([.B29]/(8/25.4)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in pulley</text:p>
          </table:table-cell>
          <table:table-cell office:value-type="float" office:value="2.41" calcext:value-type="float">
            <text:p>2.41</text:p>
          </table:table-cell>
          <table:table-cell table:formula="of:=ROUND([.G29]/(8/25.4)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table:number-columns-repeated="4"/>
          <table:table-cell office:value-type="float" office:value="3.461" calcext:value-type="float">
            <text:p>3.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838" calcext:value-type="float">
            <text:p>0.838</text:p>
          </table:table-cell>
          <table:table-cell table:formula="of:=ROUND([.B31]/(8/25.4)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1.138" calcext:value-type="float">
            <text:p>1.138</text:p>
          </table:table-cell>
          <table:table-cell table:formula="of:=ROUND([.G31]/(8/25.4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.19" calcext:value-type="float">
            <text:p>35.19</text:p>
          </table:table-cell>
          <table:table-cell table:number-columns-repeated="4"/>
          <table:table-cell office:value-type="float" office:value="35.089" calcext:value-type="float">
            <text:p>35.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tor</text:p>
          </table:table-cell>
          <table:table-cell office:value-type="float" office:value="6.145" calcext:value-type="float">
            <text:p>6.145</text:p>
          </table:table-cell>
          <table:table-cell table:formula="of:=ROUND([.B33]/(8/25.4)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otor</text:p>
          </table:table-cell>
          <table:table-cell office:value-type="float" office:value="6.079" calcext:value-type="float">
            <text:p>6.079</text:p>
          </table:table-cell>
          <table:table-cell table:formula="of:=ROUND([.G33]/(8/25.4)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.81" calcext:value-type="float">
            <text:p>32.81</text:p>
          </table:table-cell>
          <table:table-cell table:style-name="ce56"/>
          <table:table-cell table:number-columns-repeated="3"/>
          <table:table-cell office:value-type="float" office:value="30.761" calcext:value-type="float">
            <text:p>30.761</text:p>
          </table:table-cell>
          <table:table-cell table:style-name="ce56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0.432" calcext:value-type="float">
            <text:p>0.432</text:p>
          </table:table-cell>
          <table:table-cell table:formula="of:=ROUND([.B35]/(8/25.4)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sioner</text:p>
          </table:table-cell>
          <table:table-cell office:value-type="float" office:value="0.608" calcext:value-type="float">
            <text:p>0.608</text:p>
          </table:table-cell>
          <table:table-cell table:formula="of:=ROUND([.G35]/(8/25.4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498" calcext:value-type="float">
            <text:p>15.498</text:p>
          </table:table-cell>
          <table:table-cell table:number-columns-repeated="4"/>
          <table:table-cell office:value-type="float" office:value="18.188" calcext:value-type="float">
            <text:p>18.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ler</text:p>
          </table:table-cell>
          <table:table-cell office:value-type="float" office:value="6.052" calcext:value-type="float">
            <text:p>6.052</text:p>
          </table:table-cell>
          <table:table-cell table:formula="of:=ROUND([.B37]/(8/25.4)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dler</text:p>
          </table:table-cell>
          <table:table-cell office:value-type="float" office:value="5.397" calcext:value-type="float">
            <text:p>5.397</text:p>
          </table:table-cell>
          <table:table-cell table:formula="of:=ROUND([.G37]/(8/25.4)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61" calcext:value-type="float">
            <text:p>3.461</text:p>
          </table:table-cell>
          <table:table-cell table:number-columns-repeated="4"/>
          <table:table-cell office:value-type="float" office:value="7.14" calcext:value-type="float">
            <text:p>7.1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0" office:value-type="string" calcext:value-type="string">
            <text:p>Speed Reduction</text:p>
          </table:table-cell>
          <table:table-cell table:number-columns-repeated="10"/>
        </table:table-row>
        <table:table-row table:style-name="ro1">
          <table:table-cell table:style-name="ce48" office:value-type="string" calcext:value-type="string">
            <text:p>Max Size</text:p>
          </table:table-cell>
          <table:table-cell table:style-name="ce51" office:value-type="float" office:value="480" calcext:value-type="float">
            <text:p>48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/>
          <table:table-cell table:style-name="ce52" table:formula="of:=[.B42]/25.4" office:value-type="float" office:value="18.8976377952756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49" table:number-columns-repeated="2"/>
          <table:table-cell table:number-columns-repeated="9"/>
        </table:table-row>
        <table:table-row table:style-name="ro1">
          <table:table-cell table:style-name="ce50" office:value-type="string" calcext:value-type="string">
            <text:p>Current Size</text:p>
          </table:table-cell>
          <table:table-cell table:style-name="ce53" table:formula="of:=[.B46]*25.4" office:value-type="float" office:value="480.1616" calcext:value-type="float">
            <text:p>480</text:p>
          </table:table-cell>
          <table:table-cell table:style-name="ce55" office:value-type="string" calcext:value-type="string">
            <text:p>mm</text:p>
          </table:table-cell>
          <table:table-cell table:style-name="ce13" table:formula="of:=[.B42]-[.B45]" office:value-type="float" office:value="-0.161599999999964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table:style-name="ce54" office:value-type="float" office:value="18.904" calcext:value-type="float">
            <text:p>18.90</text:p>
          </table:table-cell>
          <table:table-cell office:value-type="string" calcext:value-type="string">
            <text:p>in</text:p>
          </table:table-cell>
          <table:table-cell table:number-columns-repeated="8"/>
        </table:table-row>
        <table:table-row table:style-name="ro1">
          <table:table-cell table:style-name="ce50"/>
          <table:table-cell table:style-name="ce53"/>
          <table:table-cell table:style-name="ce55"/>
          <table:table-cell table:style-name="ce57"/>
          <table:table-cell table:style-name="ce55"/>
          <table:table-cell table:number-columns-repeated="6"/>
        </table:table-row>
        <table:table-row table:style-name="ro1">
          <table:table-cell/>
          <table:table-cell table:style-name="ce54"/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56"/>
          <table:table-cell table:number-columns-repeated="8"/>
        </table:table-row>
        <table:table-row table:style-name="ro1">
          <table:table-cell table:number-columns-repeated="2"/>
          <table:table-cell table:style-name="ce56"/>
          <table:table-cell table:number-columns-repeated="8"/>
        </table:table-row>
      </table:table>
      <table:table table:name="Coordinates" table:style-name="ta1">
        <table:shapes>
          <draw:frame draw:z-index="0" draw:style-name="gr1" draw:text-style-name="P1" svg:width="5.411in" svg:height="6.2642in" svg:x="5.463in" svg:y="0.2461in">
            <draw:object draw:notify-on-update-of-ranges="Coordinates.C22:Coordinates.C28 Coordinates.A20:Coordinates.A20 Coordinates.B22:Coordinates.B28 Coordinates.C35:Coordinates.C42 Coordinates.A33:Coordinates.A33 Coordinates.B35:Coordinates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8"/>
        <table:table-column table:style-name="co1" table:number-columns-repeated="2" table:default-cell-style-name="ce12"/>
        <table:table-column table:style-name="co1" table:default-cell-style-name="ce61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Belt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string" calcext:value-type="string">
            <text:p>Both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6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-44/2" office:value-type="float" office:value="-22" calcext:value-type="float">
            <text:p>-22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26" calcext:value-type="float">
            <text:p>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58" office:value-type="string" calcext:value-type="string">
            <text:p>Single</text:p>
          </table:table-cell>
          <table:table-cell table:style-name="ce60" table:formula="of:=-20+7+7/8" office:value-type="float" office:value="-12.125" calcext:value-type="float">
            <text:p>-12.125</text:p>
          </table:table-cell>
          <table:table-cell table:style-name="ce60" office:value-type="float" office:value="-7" calcext:value-type="float">
            <text:p>-7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5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39" calcext:value-type="float">
            <text:p>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-39" calcext:value-type="float">
            <text:p>-39.000</text:p>
          </table:table-cell>
          <table:table-cell table:style-name="ce60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58" office:value-type="string" calcext:value-type="string">
            <text:p>Double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-26" calcext:value-type="float">
            <text:p>-26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-8" calcext:value-type="float">
            <text:p>-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58" office:value-type="string" calcext:value-type="string">
            <text:p>Single</text:p>
          </table:table-cell>
          <table:table-cell table:style-name="ce60" office:value-type="float" office:value="8" calcext:value-type="float">
            <text:p>8.000</text:p>
          </table:table-cell>
          <table:table-cell table:style-name="ce60" office:value-type="float" office:value="-4" calcext:value-type="float">
            <text:p>-4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58" office:value-type="string" calcext:value-type="string">
            <text:p>Double</text:p>
          </table:table-cell>
          <table:table-cell table:style-name="ce60" table:formula="of:=20-(6+3/8)" office:value-type="float" office:value="13.625" calcext:value-type="float">
            <text:p>13.625</text:p>
          </table:table-cell>
          <table:table-cell table:style-name="ce60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3]-[.B22])^2+([.C23]-[.C22])^2)" office:value-type="float" office:value="8.94427190999916" calcext:value-type="float">
            <text:p>8.94</text:p>
          </table:table-cell>
          <table:table-cell table:style-name="ce64" table:formula="of:=[.D22]/64" office:value-type="float" office:value="0.139754248593737" calcext:value-type="float">
            <text:p>0.1398</text:p>
          </table:table-cell>
          <table:table-cell table:style-name="ce19" table:formula="of:=[.E22]*16" office:value-type="float" office:value="2.23606797749979" calcext:value-type="float">
            <text:p>2</text:p>
          </table:table-cell>
        </table:table-row>
        <table:table-row table:style-name="ro1">
          <table:table-cell table:formula="of:=[.A6]" office:value-type="string" office:string-value="Idler 1" calcext:value-type="string">
            <text:p>Idler 1</text:p>
          </table:table-cell>
          <table:table-cell table:formula="of:=[.C6]" office:value-type="float" office:value="-8" calcext:value-type="float">
            <text:p>-8.000</text:p>
          </table:table-cell>
          <table:table-cell table:formula="of:=[.D6]" office:value-type="float" office:value="4" calcext:value-type="float">
            <text:p>4.000</text:p>
          </table:table-cell>
          <table:table-cell table:formula="of:=SQRT(([.B24]-[.B23])^2+([.C24]-[.C23])^2)" office:value-type="float" office:value="40.4598566482878" calcext:value-type="float">
            <text:p>40.46</text:p>
          </table:table-cell>
          <table:table-cell table:style-name="ce64" table:formula="of:=[.D23]/64" office:value-type="float" office:value="0.632185260129497" calcext:value-type="float">
            <text:p>0.6322</text:p>
          </table:table-cell>
          <table:table-cell table:style-name="ce19" table:formula="of:=[.E23]*16" office:value-type="float" office:value="10.114964162072" calcext:value-type="float">
            <text:p>10</text:p>
          </table:table-cell>
        </table:table-row>
        <table:table-row table:style-name="ro1">
          <table:table-cell table:formula="of:=[.A3]" office:value-type="string" office:string-value="Rotor 6" calcext:value-type="string">
            <text:p>Rotor 6</text:p>
          </table:table-cell>
          <table:table-cell table:formula="of:=[.C3]" office:value-type="float" office:value="-39" calcext:value-type="float">
            <text:p>-39.000</text:p>
          </table:table-cell>
          <table:table-cell table:formula="of:=[.D3]" office:value-type="float" office:value="-22" calcext:value-type="float">
            <text:p>-22.000</text:p>
          </table:table-cell>
          <table:table-cell table:formula="of:=SQRT(([.B25]-[.B24])^2+([.C25]-[.C24])^2)" office:value-type="float" office:value="61.8465843842649" calcext:value-type="float">
            <text:p>61.85</text:p>
          </table:table-cell>
          <table:table-cell table:style-name="ce64" table:formula="of:=[.D24]/64" office:value-type="float" office:value="0.966352881004139" calcext:value-type="float">
            <text:p>0.9664</text:p>
          </table:table-cell>
          <table:table-cell table:style-name="ce19" table:formula="of:=[.E24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5]" office:value-type="string" office:string-value="Rotor 1" calcext:value-type="string">
            <text:p>Rotor 1</text:p>
          </table:table-cell>
          <table:table-cell table:formula="of:=[.C5]" office:value-type="float" office:value="0" calcext:value-type="float">
            <text:p>0.000</text:p>
          </table:table-cell>
          <table:table-cell table:formula="of:=[.D5]" office:value-type="float" office:value="26" calcext:value-type="float">
            <text:p>26.000</text:p>
          </table:table-cell>
          <table:table-cell table:formula="of:=SQRT(([.B26]-[.B25])^2+([.C26]-[.C25])^2)" office:value-type="float" office:value="61.8465843842649" calcext:value-type="float">
            <text:p>61.85</text:p>
          </table:table-cell>
          <table:table-cell table:style-name="ce64" table:formula="of:=[.D25]/64" office:value-type="float" office:value="0.966352881004139" calcext:value-type="float">
            <text:p>0.9664</text:p>
          </table:table-cell>
          <table:table-cell table:style-name="ce19" table:formula="of:=[.E25]*16" office:value-type="float" office:value="15.4616460960662" calcext:value-type="float">
            <text:p>15</text:p>
          </table:table-cell>
        </table:table-row>
        <table:table-row table:style-name="ro1">
          <table:table-cell table:formula="of:=[.A4]" office:value-type="string" office:string-value="Rotor 3" calcext:value-type="string">
            <text:p>Rotor 3</text:p>
          </table:table-cell>
          <table:table-cell table:formula="of:=[.C4]" office:value-type="float" office:value="39" calcext:value-type="float">
            <text:p>39.000</text:p>
          </table:table-cell>
          <table:table-cell table:formula="of:=[.D4]" office:value-type="float" office:value="-22" calcext:value-type="float">
            <text:p>-22.000</text:p>
          </table:table-cell>
          <table:table-cell table:formula="of:=SQRT(([.B27]-[.B26])^2+([.C27]-[.C26])^2)" office:value-type="float" office:value="40.4598566482878" calcext:value-type="float">
            <text:p>40.46</text:p>
          </table:table-cell>
          <table:table-cell table:style-name="ce64" table:formula="of:=[.D26]/64" office:value-type="float" office:value="0.632185260129497" calcext:value-type="float">
            <text:p>0.6322</text:p>
          </table:table-cell>
          <table:table-cell table:style-name="ce19" table:formula="of:=[.E26]*16" office:value-type="float" office:value="10.114964162072" calcext:value-type="float">
            <text:p>10</text:p>
          </table:table-cell>
        </table:table-row>
        <table:table-row table:style-name="ro1">
          <table:table-cell table:formula="of:=[.A7]" office:value-type="string" office:string-value="Idler 2" calcext:value-type="string">
            <text:p>Idler 2</text:p>
          </table:table-cell>
          <table:table-cell table:formula="of:=[.C7]" office:value-type="float" office:value="8" calcext:value-type="float">
            <text:p>8.000</text:p>
          </table:table-cell>
          <table:table-cell table:formula="of:=[.D7]" office:value-type="float" office:value="4" calcext:value-type="float">
            <text:p>4.000</text:p>
          </table:table-cell>
          <table:table-cell table:formula="of:=SQRT(([.B28]-[.B27])^2+([.C28]-[.C27])^2)" office:value-type="float" office:value="8.94427190999916" calcext:value-type="float">
            <text:p>8.94</text:p>
          </table:table-cell>
          <table:table-cell table:style-name="ce64" table:formula="of:=[.D27]/64" office:value-type="float" office:value="0.139754248593737" calcext:value-type="float">
            <text:p>0.1398</text:p>
          </table:table-cell>
          <table:table-cell table:style-name="ce19" table:formula="of:=[.E27]*16" office:value-type="float" office:value="2.23606797749979" calcext:value-type="float">
            <text:p>2</text:p>
          </table:table-cell>
        </table:table-row>
        <table:table-row table:style-name="ro1">
          <table:table-cell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/>
          <table:table-cell table:style-name="ce64"/>
          <table:table-cell table:style-name="ce19"/>
        </table:table-row>
        <table:table-row table:style-name="ro1">
          <table:table-cell table:number-columns-repeated="3"/>
          <table:table-cell table:style-name="ce15"/>
          <table:table-cell table:style-name="ce18"/>
          <table:table-cell table:style-name="ce19"/>
        </table:table-row>
        <table:table-row table:style-name="ro1">
          <table:table-cell table:number-columns-repeated="3"/>
          <table:table-cell table:style-name="ce16" table:formula="of:=SUM([.D22:.D28])" office:value-type="float" office:value="222.501425885104" calcext:value-type="float">
            <text:p>223</text:p>
          </table:table-cell>
          <table:table-cell table:style-name="ce50" office:value-type="string" calcext:value-type="string">
            <text:p>in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ce16" table:formula="of:=[.D30]*25.4" office:value-type="float" office:value="5651.53621748163" calcext:value-type="float">
            <text:p>5652</text:p>
          </table:table-cell>
          <table:table-cell table:style-name="ce50" office:value-type="string" calcext:value-type="string">
            <text:p>mm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</text:p>
          </table:table-cell>
          <table:table-cell table:style-name="ce49" office:value-type="string" calcext:value-type="string">
            <text:p>Deflection</text:p>
          </table:table-cell>
          <table:table-cell table:style-name="ce49" office:value-type="string" calcext:value-type="string">
            <text:p>1/16ths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6]-[.B35])^2+([.C36]-[.C35])^2)" office:value-type="float" office:value="17.2780568930653" calcext:value-type="float">
            <text:p>17.28</text:p>
          </table:table-cell>
          <table:table-cell table:style-name="ce64" table:formula="of:=[.D35]/64" office:value-type="float" office:value="0.269969638954145" calcext:value-type="float">
            <text:p>0.2700</text:p>
          </table:table-cell>
          <table:table-cell table:style-name="ce19" table:formula="of:=[.E35]*16" office:value-type="float" office:value="4.31951422326632" calcext:value-type="float">
            <text:p>4</text:p>
          </table:table-cell>
        </table:table-row>
        <table:table-row table:style-name="ro1">
          <table:table-cell table:style-name="Default" table:formula="of:=[.A14]" office:value-type="string" office:string-value="Tensioner 2" calcext:value-type="string">
            <text:p>Tensioner 2</text:p>
          </table:table-cell>
          <table:table-cell table:formula="of:=[.C14]" office:value-type="float" office:value="13.625" calcext:value-type="float">
            <text:p>13.625</text:p>
          </table:table-cell>
          <table:table-cell table:formula="of:=[.D14]" office:value-type="float" office:value="10.625" calcext:value-type="float">
            <text:p>10.625</text:p>
          </table:table-cell>
          <table:table-cell table:formula="of:=SQRT(([.B37]-[.B36])^2+([.C37]-[.C36])^2)" office:value-type="float" office:value="29.865584290283" calcext:value-type="float">
            <text:p>29.87</text:p>
          </table:table-cell>
          <table:table-cell table:style-name="ce64" table:formula="of:=[.D36]/64" office:value-type="float" office:value="0.466649754535672" calcext:value-type="float">
            <text:p>0.4666</text:p>
          </table:table-cell>
          <table:table-cell table:style-name="ce19" table:formula="of:=[.E36]*16" office:value-type="float" office:value="7.46639607257076" calcext:value-type="float">
            <text:p>7</text:p>
          </table:table-cell>
        </table:table-row>
        <table:table-row table:style-name="ro1">
          <table:table-cell table:style-name="Default" table:formula="of:=[.A9]" office:value-type="string" office:string-value="Rotor 5" calcext:value-type="string">
            <text:p>Rotor 5</text:p>
          </table:table-cell>
          <table:table-cell table:formula="of:=[.C9]" office:value-type="float" office:value="39" calcext:value-type="float">
            <text:p>39.000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8]-[.B37])^2+([.C38]-[.C37])^2)" office:value-type="float" office:value="43.4009288495074" calcext:value-type="float">
            <text:p>43.40</text:p>
          </table:table-cell>
          <table:table-cell table:style-name="ce64" table:formula="of:=[.D37]/64" office:value-type="float" office:value="0.678139513273552" calcext:value-type="float">
            <text:p>0.6781</text:p>
          </table:table-cell>
          <table:table-cell table:style-name="ce19" table:formula="of:=[.E37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3]" office:value-type="string" office:string-value="Idler 4" calcext:value-type="string">
            <text:p>Idler 4</text:p>
          </table:table-cell>
          <table:table-cell table:formula="of:=[.C13]" office:value-type="float" office:value="8" calcext:value-type="float">
            <text:p>8.000</text:p>
          </table:table-cell>
          <table:table-cell office:value-type="float" office:value="-4" calcext:value-type="float">
            <text:p>-4.000</text:p>
          </table:table-cell>
          <table:table-cell table:formula="of:=SQRT(([.B39]-[.B38])^2+([.C39]-[.C38])^2)" office:value-type="float" office:value="23.4093998214392" calcext:value-type="float">
            <text:p>23.41</text:p>
          </table:table-cell>
          <table:table-cell table:style-name="ce64" table:formula="of:=[.D38]/64" office:value-type="float" office:value="0.365771872209988" calcext:value-type="float">
            <text:p>0.3658</text:p>
          </table:table-cell>
          <table:table-cell table:style-name="ce19" table:formula="of:=[.E38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1]" office:value-type="string" office:string-value="Rotor 2" calcext:value-type="string">
            <text:p>Rotor 2</text:p>
          </table:table-cell>
          <table:table-cell table:formula="of:=[.C11]" office:value-type="float" office:value="0" calcext:value-type="float">
            <text:p>0.000</text:p>
          </table:table-cell>
          <table:table-cell table:formula="of:=[.D11]" office:value-type="float" office:value="-26" calcext:value-type="float">
            <text:p>-26.000</text:p>
          </table:table-cell>
          <table:table-cell table:formula="of:=SQRT(([.B40]-[.B39])^2+([.C40]-[.C39])^2)" office:value-type="float" office:value="23.4093998214392" calcext:value-type="float">
            <text:p>23.41</text:p>
          </table:table-cell>
          <table:table-cell table:style-name="ce64" table:formula="of:=[.D39]/64" office:value-type="float" office:value="0.365771872209988" calcext:value-type="float">
            <text:p>0.3658</text:p>
          </table:table-cell>
          <table:table-cell table:style-name="ce19" table:formula="of:=[.E39]*16" office:value-type="float" office:value="5.85234995535981" calcext:value-type="float">
            <text:p>6</text:p>
          </table:table-cell>
        </table:table-row>
        <table:table-row table:style-name="ro1">
          <table:table-cell table:style-name="Default" table:formula="of:=[.A12]" office:value-type="string" office:string-value="Idler 3" calcext:value-type="string">
            <text:p>Idler 3</text:p>
          </table:table-cell>
          <table:table-cell table:formula="of:=[.C12]" office:value-type="float" office:value="-8" calcext:value-type="float">
            <text:p>-8.000</text:p>
          </table:table-cell>
          <table:table-cell office:value-type="float" office:value="-4" calcext:value-type="float">
            <text:p>-4.000</text:p>
          </table:table-cell>
          <table:table-cell table:formula="of:=SQRT(([.B41]-[.B40])^2+([.C41]-[.C40])^2)" office:value-type="float" office:value="43.4009288495074" calcext:value-type="float">
            <text:p>43.40</text:p>
          </table:table-cell>
          <table:table-cell table:style-name="ce64" table:formula="of:=[.D40]/64" office:value-type="float" office:value="0.678139513273552" calcext:value-type="float">
            <text:p>0.6781</text:p>
          </table:table-cell>
          <table:table-cell table:style-name="ce19" table:formula="of:=[.E40]*16" office:value-type="float" office:value="10.8502322123768" calcext:value-type="float">
            <text:p>11</text:p>
          </table:table-cell>
        </table:table-row>
        <table:table-row table:style-name="ro1">
          <table:table-cell table:style-name="Default" table:formula="of:=[.A10]" office:value-type="string" office:string-value="Rotor 4" calcext:value-type="string">
            <text:p>Rotor 4</text:p>
          </table:table-cell>
          <table:table-cell table:formula="of:=[.C10]" office:value-type="float" office:value="-39" calcext:value-type="float">
            <text:p>-39.000</text:p>
          </table:table-cell>
          <table:table-cell table:formula="of:=[.D10]" office:value-type="float" office:value="26.375" calcext:value-type="float">
            <text:p>26.375</text:p>
          </table:table-cell>
          <table:table-cell table:formula="of:=SQRT(([.B42]-[.B41])^2+([.C42]-[.C41])^2)" office:value-type="float" office:value="47.0812130791041" calcext:value-type="float">
            <text:p>47.08</text:p>
          </table:table-cell>
          <table:table-cell table:style-name="ce64" table:formula="of:=[.D41]/64" office:value-type="float" office:value="0.735643954361001" calcext:value-type="float">
            <text:p>0.7356</text:p>
          </table:table-cell>
          <table:table-cell table:style-name="ce19" table:formula="of:=[.E41]*16" office:value-type="float" office:value="11.770303269776" calcext:value-type="float">
            <text:p>12</text:p>
          </table:table-cell>
        </table:table-row>
        <table:table-row table:style-name="ro1">
          <table:table-cell table:style-name="Default" table:formula="of:=[.A2]" office:value-type="string" office:string-value="Engine" calcext:value-type="string">
            <text:p>Engine</text:p>
          </table:table-cell>
          <table:table-cell table:formula="of:=[.C2]" office:value-type="float" office:value="0" calcext:value-type="float">
            <text:p>0.000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6" table:formula="of:=SUM([.D35:.D42])" office:value-type="float" office:value="227.845511604346" calcext:value-type="float">
            <text:p>228</text:p>
          </table:table-cell>
          <table:table-cell table:style-name="ce50" office:value-type="string" calcext:value-type="string">
            <text:p>in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6" table:formula="of:=[.D44]*25.4" office:value-type="float" office:value="5787.27599475038" calcext:value-type="float">
            <text:p>5787</text:p>
          </table:table-cell>
          <table:table-cell table:style-name="ce50" office:value-type="string" calcext:value-type="string">
            <text:p>mm</text:p>
          </table:table-cell>
          <table:table-cell/>
        </table:table-row>
      </table:table>
      <table:table table:name="Tension Method 1" table:style-name="ta1">
        <table:table-column table:style-name="co3" table:default-cell-style-name="ce58"/>
        <table:table-column table:style-name="co3" table:default-cell-style-name="ce61"/>
        <table:table-column table:style-name="co4" table:number-columns-repeated="2" table:default-cell-style-name="ce6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row table:style-name="ro2">
          <table:table-cell table:style-name="ce67" office:value-type="string" calcext:value-type="string">
            <text:p>Belt Tension Calculation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Max and Min Force to deflect belt <text:s/>1/64” per 1”</text:p>
          </table:table-cell>
          <table:table-cell table:style-name="ce49" table:number-columns-repeated="3"/>
          <table:table-cell table:number-columns-repeated="10"/>
        </table:table-row>
        <table:table-row table:style-name="ro1">
          <table:table-cell table:style-name="ce68" office:value-type="string" calcext:value-type="string">
            <text:p>Assumes Service Factor = 2.0</text:p>
          </table:table-cell>
          <table:table-cell table:style-name="ce49" table:number-columns-repeated="3"/>
          <table:table-cell table:number-columns-repeated="10"/>
        </table:table-row>
        <table:table-row table:style-name="ro3">
          <table:table-cell table:style-name="ce69" office:value-type="string" calcext:value-type="string">
            <text:p>Engine Speed</text:p>
          </table:table-cell>
          <table:table-cell table:style-name="ce69" office:value-type="string" calcext:value-type="string">
            <text:p>Engine Power</text:p>
          </table:table-cell>
          <table:table-cell table:style-name="ce69" office:value-type="string" calcext:value-type="string">
            <text:p>Max Force</text:p>
          </table:table-cell>
          <table:table-cell table:style-name="ce69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49" office:value-type="string" calcext:value-type="string">
            <text:p>RPM</text:p>
          </table:table-cell>
          <table:table-cell table:style-name="ce49" office:value-type="string" calcext:value-type="string">
            <text:p>Hp</text:p>
          </table:table-cell>
          <table:table-cell table:number-columns-repeated="2" table:style-name="ce49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69" office:value-type="string" calcext:value-type="string">
            <text:p>Pulley</text:p>
          </table:table-cell>
          <table:table-cell table:style-name="ce69" office:value-type="string" calcext:value-type="string">
            <text:p>Diameter (in)</text:p>
          </table:table-cell>
          <table:table-cell table:style-name="ce49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58" office:value-type="float" office:value="4.4114" calcext:value-type="float">
            <text:p>4.4114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58" office:value-type="float" office:value="4.0102" calcext:value-type="float">
            <text:p>4.0102</text:p>
          </table:table-cell>
          <table:table-cell table:style-name="ce5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50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50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70"/>
        <table:table-column table:style-name="co1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1" table:default-cell-style-name="ce72"/>
        <table:table-column table:style-name="co12" table:default-cell-style-name="ce73"/>
        <table:table-column table:style-name="co12" table:default-cell-style-name="Default"/>
        <table:table-column table:style-name="co13" table:default-cell-style-name="ce61"/>
        <table:table-column table:style-name="co1" table:number-columns-repeated="2" table:default-cell-style-name="Default"/>
        <table:table-row table:style-name="ro1">
          <table:table-cell table:style-name="ce50" office:value-type="string" calcext:value-type="string">
            <text:p>Engine Conditions</text:p>
          </table:table-cell>
          <table:table-cell table:style-name="Default" table:number-columns-repeated="6"/>
          <table:table-cell table:style-name="ce49" office:value-type="string" calcext:value-type="string">
            <text:p>Slack Side Tension (N)</text:p>
          </table:table-cell>
          <table:table-cell/>
          <table:table-cell table:style-name="ce50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Speed</text:p>
          </table:table-cell>
          <table:table-cell table:style-name="Default" office:value-type="float" office:value="3600" calcext:value-type="float">
            <text:p>3600</text:p>
          </table:table-cell>
          <table:table-cell table:style-name="ce50" office:value-type="string" calcext:value-type="string">
            <text:p>rpm</text:p>
          </table:table-cell>
          <table:table-cell table:style-name="ce54" table:formula="of:=[.B2]*2*PI()/60" office:value-type="float" office:value="376.991118430775" calcext:value-type="float">
            <text:p>376.99</text:p>
          </table:table-cell>
          <table:table-cell table:style-name="ce50" office:value-type="string" calcext:value-type="string">
            <text:p>rad/s</text:p>
          </table:table-cell>
          <table:table-cell table:style-name="Default"/>
          <table:table-cell table:style-name="ce71" office:value-type="string" calcext:value-type="string">
            <text:p>Min</text:p>
          </table:table-cell>
          <table:table-cell table:style-name="ce61" table:formula="of:=0.1*MAX([.I8:.I13])" office:value-type="float" office:value="26.4784774428507" calcext:value-type="float">
            <text:p>26.48</text:p>
          </table:table-cell>
          <table:table-cell/>
          <table:table-cell table:style-name="ce71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50" office:value-type="string" calcext:value-type="string">
            <text:p>Power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table:number-columns-repeated="4"/>
          <table:table-cell table:style-name="ce71" office:value-type="string" calcext:value-type="string">
            <text:p>Max</text:p>
          </table:table-cell>
          <table:table-cell table:style-name="ce61" table:formula="of:=0.3*MAX([.I8:.I13])" office:value-type="float" office:value="79.435432328552" calcext:value-type="float">
            <text:p>79.44</text:p>
          </table:table-cell>
          <table:table-cell/>
          <table:table-cell table:style-name="ce71" office:value-type="string" calcext:value-type="string">
            <text:p>Force</text:p>
          </table:table-cell>
          <table:table-cell table:style-name="ce54" table:formula="of:=[.H4]*(2*SIN(([.K2]*PI()/180)/2))" office:value-type="float" office:value="13.8245393455993" calcext:value-type="float">
            <text:p>13.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50"/>
          <table:table-cell table:style-name="Default" table:number-columns-repeated="5"/>
          <table:table-cell table:style-name="ce71" office:value-type="string" calcext:value-type="string">
            <text:p>Average</text:p>
          </table:table-cell>
          <table:table-cell table:style-name="ce61" table:formula="of:=AVERAGE([.H2:.H3])" office:value-type="float" office:value="52.9569548857013" calcext:value-type="float">
            <text:p>52.9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/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0" office:value-type="string" calcext:value-type="string">
            <text:p>Single Sided Belt</text:p>
          </table:table-cell>
          <table:table-cell table:style-name="Default" table:number-columns-repeated="7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9" office:value-type="string" calcext:value-type="string">
            <text:p>Diameter</text:p>
          </table:table-cell>
          <table:table-cell table:style-name="ce49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Span (in)</text:p>
          </table:table-cell>
          <table:table-cell table:style-name="ce49" office:value-type="string" calcext:value-type="string">
            <text:p>Power (kW)</text:p>
          </table:table-cell>
          <table:table-cell table:style-name="ce49" office:value-type="string" calcext:value-type="string">
            <text:p>Pulley RPM</text:p>
          </table:table-cell>
          <table:table-cell table:style-name="ce49" office:value-type="string" calcext:value-type="string">
            <text:p>Torque (N-m)</text:p>
          </table:table-cell>
          <table:table-cell table:style-name="ce49" office:value-type="string" calcext:value-type="string">
            <text:p>Effective Tension (N)</text:p>
          </table:table-cell>
          <table:table-cell table:style-name="ce49" office:value-type="string" calcext:value-type="string">
            <text:p>Belt Tension (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11.185" calcext:value-type="float">
            <text:p>11.19</text:p>
          </table:table-cell>
          <table:table-cell table:formula="of:=[.B2]" office:value-type="float" office:value="3600" calcext:value-type="float">
            <text:p>3,600</text:p>
          </table:table-cell>
          <table:table-cell table:formula="of:=[.F8]*1000/[.G8]/(2*PI()/60)" office:value-type="float" office:value="29.6691339747142" calcext:value-type="float">
            <text:p>29.67</text:p>
          </table:table-cell>
          <table:table-cell table:style-name="ce61" table:formula="of:=[.H8]/([.B8]/2)/2" office:value-type="float" office:value="264.784774428507" calcext:value-type="float">
            <text:p>264.78</text:p>
          </table:table-cell>
          <table:table-cell table:formula="of:=[.J9]-[.I8]" office:value-type="float" office:value="52.9664076024223" calcext:value-type="float">
            <text:p>52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9]*1000/[.G9]/(2*PI()/60)" office:value-type="float" office:value="13.4859699885064" calcext:value-type="float">
            <text:p>13.49</text:p>
          </table:table-cell>
          <table:table-cell table:style-name="ce61" table:formula="of:=[.H9]/([.B9]/2)/2" office:value-type="float" office:value="132.397113572614" calcext:value-type="float">
            <text:p>132.40</text:p>
          </table:table-cell>
          <table:table-cell table:formula="of:=[.J10]+[.I9]" office:value-type="float" office:value="317.751182030929" calcext:value-type="float">
            <text:p>31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B4]" office:value-type="float" office:value="0" calcext:value-type="float">
            <text:p>0</text:p>
          </table:table-cell>
          <table:table-cell table:formula="of:=[.F10]*1000/[.$D$2]" office:value-type="float" office:value="0" calcext:value-type="float">
            <text:p>0.00</text:p>
          </table:table-cell>
          <table:table-cell table:style-name="ce61" table:formula="of:=[.H10]/([.B10]/2)/2" office:value-type="float" office:value="0" calcext:value-type="float">
            <text:p>0.00</text:p>
          </table:table-cell>
          <table:table-cell table:formula="of:=[.J11]+[.I10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B5]" office:value-type="float" office:value="0" calcext:value-type="float">
            <text:p>0</text:p>
          </table:table-cell>
          <table:table-cell table:formula="of:=[.F11]*1000/[.$D$2]" office:value-type="float" office:value="0" calcext:value-type="float">
            <text:p>0.00</text:p>
          </table:table-cell>
          <table:table-cell table:style-name="ce61" table:formula="of:=[.H11]/([.B11]/2)/2" office:value-type="float" office:value="0" calcext:value-type="float">
            <text:p>0.00</text:p>
          </table:table-cell>
          <table:table-cell table:formula="of:=[.J12]+[.I11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table:formula="of:=[.F8]/2" office:value-type="float" office:value="5.5925" calcext:value-type="float">
            <text:p>5.59</text:p>
          </table:table-cell>
          <table:table-cell table:formula="of:=[.B2]*1.1" office:value-type="float" office:value="3960" calcext:value-type="float">
            <text:p>3,960</text:p>
          </table:table-cell>
          <table:table-cell table:formula="of:=[.F12]*1000/[.G12]/(2*PI()/60)" office:value-type="float" office:value="13.4859699885064" calcext:value-type="float">
            <text:p>13.49</text:p>
          </table:table-cell>
          <table:table-cell table:style-name="ce61" table:formula="of:=[.H12]/([.B12]/2)/2" office:value-type="float" office:value="132.397113572614" calcext:value-type="float">
            <text:p>132.40</text:p>
          </table:table-cell>
          <table:table-cell table:formula="of:=[.J13]+[.I12]" office:value-type="float" office:value="185.354068458315" calcext:value-type="float">
            <text:p>18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B7]" office:value-type="string" office:string-value="Diameter" calcext:value-type="string">
            <text:p>Diameter</text:p>
          </table:table-cell>
          <table:table-cell table:formula="of:=[.F13]*1000/[.$D$2]" office:value-type="float" office:value="0" calcext:value-type="float">
            <text:p>0.00</text:p>
          </table:table-cell>
          <table:table-cell table:style-name="ce61" table:formula="of:=[.H13]/([.B13]/2)/2" office:value-type="float" office:value="0" calcext:value-type="float">
            <text:p>0.00</text:p>
          </table:table-cell>
          <table:table-cell table:formula="of:=[.H4]" office:value-type="float" office:value="52.9569548857013" calcext:value-type="float">
            <text:p>52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61"/>
          <table:table-cell table:style-name="ce6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/>
    </number:number-style>
    <number:number-style style:name="N142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42P0"/>
    </number:number-style>
    <number:number-style style:name="N143P0" style:volatile="true">
      <number:number number:decimal-places="1" loext:min-decimal-places="1" number:min-integer-digits="1"/>
    </number:number-style>
    <number:number-style style:name="N143">
      <style:text-properties fo:color="#ff0000"/>
      <number:text>-</number:text>
      <number:number number:decimal-places="1" loext:min-decimal-places="1" number:min-integer-digits="1"/>
      <style:map style:condition="value()&gt;=0" style:apply-style-name="N14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7:54:12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eter McCloud</meta:initial-creator>
    <meta:creation-date>2016-02-01T19:35:29.135000000</meta:creation-date>
    <dc:date>2020-06-23T16:54:41.196000000</dc:date>
    <meta:editing-duration>P28DT10H47M9S</meta:editing-duration>
    <meta:editing-cycles>185</meta:editing-cycles>
    <meta:generator>LibreOffice/6.3.4.2$Windows_X86_64 LibreOffice_project/60da17e045e08f1793c57c00ba83cdfce946d0aa</meta:generator>
    <meta:document-statistic meta:table-count="4" meta:cell-count="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-dash="Fine_20_Dashed" svg:stroke-width="0.051cm" svg:stroke-color="#ff6600" draw:fill-color="#ff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805cm" svg:y="13.179cm" style:legend-expansion="custom" chartooo:width="4.686cm" chartooo:height="1.108cm" style:legend-expansion-aspect-ratio="4.22924187725632" chart:style-name="ch2"/>
        <chart:plot-area chart:style-name="ch3" table:cell-range-address="Coordinates.B22:Coordinates.C28 Coordinates.A20:Coordinates.A20 Coordinates.A33:Coordinates.A33 Coordinates.B35:Coordinates.B42" chart:data-source-has-labels="row" svg:x="1.275cm" svg:y="0.318cm" svg:width="12.196cm" svg:height="14.305cm">
          <chartooo:coordinate-region svg:x="1.529cm" svg:y="0.52cm" svg:width="11.75cm" svg:height="13.901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B22:Coordinates.B28" chart:label-cell-address="Coordinates.A20:Coordinates.A20" chart:class="chart:scatter">
            <chart:domain table:cell-range-address="Coordinates.C22:Coordinates.C28"/>
            <chart:data-point chart:repeated="7"/>
          </chart:series>
          <chart:series chart:style-name="ch9" chart:values-cell-range-address="Coordinates.B35:Coordinates.B42" chart:label-cell-address="Coordinates.A33:Coordinates.A33" chart:class="chart:scatter">
            <chart:domain table:cell-range-address="Coordinates.C35:Coordinates.C4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gle Sided Belt</text:p>
                <draw:g>
                  <svg:desc>Coordinates.A20:Coordinates.A2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uble Sided Belt</text:p>
                <draw:g>
                  <svg:desc>Coordinates.A33:Coordinates.A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C22:Coordinates.C28</svg:desc>
                </draw:g>
              </table:table-cell>
              <table:table-cell office:value-type="float" office:value="0">
                <text:p>0</text:p>
                <draw:g>
                  <svg:desc>Coordinates.B22:Coordinates.B28</svg:desc>
                </draw:g>
              </table:table-cell>
              <table:table-cell office:value-type="float" office:value="0">
                <text:p>0</text:p>
                <draw:g>
                  <svg:desc>Coordinates.C35:Coordinates.C42</svg:desc>
                </draw:g>
              </table:table-cell>
              <table:table-cell office:value-type="float" office:value="0">
                <text:p>0</text:p>
                <draw:g>
                  <svg:desc>Coordinates.B35:Coordinates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9">
                <text:p>-39</text:p>
              </table:table-cell>
              <table:table-cell office:value-type="float" office:value="26.375">
                <text:p>26.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2">
                <text:p>-22</text:p>
              </table:table-cell>
              <table:table-cell office:value-type="float" office:value="39">
                <text:p>39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75">
                <text:p>26.3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